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center" draw:textarea-vertical-align="middle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8.65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7.99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9.0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cm" svg:height="5cm" svg:x="23cm" svg:y="5.6cm">
          <text:p/>
        </draw:rect>
        <draw:custom-shape draw:style-name="gr2" draw:text-style-name="P1" draw:layer="layout" svg:width="5.5cm" svg:height="1.2cm" svg:x="16.4cm" svg:y="11.2cm">
          <text:p/>
          <draw:enhanced-geometry svg:viewBox="0 0 21600 21600" draw:mirror-vertical="true" draw:glue-points="?f6 0 10800 ?f8 ?f11 10800 ?f9 21600 10800 ?f10 ?f5 10800" draw:text-areas="?f3 ?f3 ?f4 ?f4" draw:type="parallelogram" draw:modifiers="5897.69132884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rect draw:style-name="gr3" draw:text-style-name="P1" draw:layer="layout" svg:width="3cm" svg:height="2cm" svg:x="16.9cm" svg:y="8.7cm">
          <text:p/>
        </draw:rect>
        <draw:frame draw:style-name="gr4" draw:text-style-name="P1" draw:layer="layout" svg:width="10.2cm" svg:height="4.6cm" svg:x="4cm" svg:y="11.2cm">
          <draw:image xlink:href="../../../_Graphics/YAT/Image_YAT_64x64.png" xlink:type="simple" xlink:show="embed" xlink:actuate="onLoad">
            <text:p/>
          </draw:image>
        </draw:frame>
        <draw:rect draw:style-name="gr5" draw:text-style-name="P2" draw:layer="layout" svg:width="1.4cm" svg:height="1cm" svg:x="12.4cm" svg:y="5.2cm">
          <text:p text:style-name="P1"><text:span text:style-name="T1">Serial</text:span></text:p>
          <text:p text:style-name="P1"><text:span text:style-name="T1">Port A</text:span></text:p>
        </draw:rect>
        <draw:rect draw:style-name="gr5" draw:text-style-name="P2" draw:layer="layout" svg:width="2.8cm" svg:height="1.2cm" svg:x="17.4cm" svg:y="3.8cm">
          <text:p text:style-name="P1"><text:span text:style-name="T1">USB Ser/HID</text:span></text:p>
          <text:p text:style-name="P1"><text:span text:style-name="T1">Device A</text:span></text:p>
        </draw:rect>
        <draw:rect draw:style-name="gr5" draw:text-style-name="P2" draw:layer="layout" svg:width="2.8cm" svg:height="1.2cm" svg:x="20.4cm" svg:y="3.8cm">
          <text:p text:style-name="P1"><text:span text:style-name="T1">USB Ser/HID</text:span></text:p>
          <text:p text:style-name="P1"><text:span text:style-name="T1">Device B</text:span></text:p>
        </draw:rect>
        <draw:rect draw:style-name="gr5" draw:text-style-name="P2" draw:layer="layout" svg:width="1.4cm" svg:height="1cm" svg:x="14cm" svg:y="5.2cm">
          <text:p text:style-name="P1"><text:span text:style-name="T1">Serial</text:span></text:p>
          <text:p text:style-name="P1"><text:span text:style-name="T1">Port B</text:span></text:p>
        </draw:rect>
        <draw:custom-shape draw:style-name="gr2" draw:text-style-name="P1" draw:layer="layout" svg:width="8cm" svg:height="4cm" svg:x="14.4cm" svg:y="7.2cm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6" draw:layer="layout" svg:width="9.151cm" svg:height="2.387cm" svg:x="2.977cm" svg:y="20.8cm">
          <draw:text-box>
            <text:p>Implementation 1:</text:p>
            <text:p>Serial Port A = Physical COM1</text:p>
            <text:p>Serial Port B = Physical COM2</text:p>
          </draw:text-box>
        </draw:frame>
        <draw:frame draw:style-name="gr7" draw:layer="layout" svg:width="8.495cm" svg:height="2.387cm" svg:x="14.977cm" svg:y="21.2cm">
          <draw:text-box>
            <text:p>Implementation 2:</text:p>
            <text:p>Serial Port A = VSPE COM1</text:p>
            <text:p>Serial Port B = VSPE COM2</text:p>
          </draw:text-box>
        </draw:frame>
        <draw:frame draw:style-name="gr8" draw:layer="layout" svg:width="9.502cm" svg:height="2.387cm" svg:x="27.305cm" svg:y="21.013cm">
          <draw:text-box>
            <text:p>Implementation 2:</text:p>
            <text:p>Serial Port A = Physical COM11</text:p>
            <text:p>Serial Port B = Physical COM1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9</meta:creation-date>
    <meta:editing-duration>PT22H34M28S</meta:editing-duration>
    <meta:editing-cycles>4</meta:editing-cycles>
    <meta:generator>OpenOffice/4.1.1$Win32 OpenOffice.org_project/411m6$Build-9775</meta:generator>
    <dc:date>2015-05-25T21:16:23.71</dc:date>
    <dc:subject>YAT Test</dc:subject>
    <dc:title>YAT Test Setup</dc:title>
    <dc:creator>Matthias Kläy</dc:creator>
    <meta:document-statistic meta:object-count="12"/>
  </office:meta>
</office:document-meta>
</file>